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785.22</text:p>
          </table:table-cell>
          <table:table-cell table:number-columns-repeated="99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 style:data-style-name="N2" text:time-value="17:40:42.2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6T17:45:48.275000000</dc:date>
    <meta:editing-duration>P6DT2H1M18S</meta:editing-duration>
    <meta:editing-cycles>2460</meta:editing-cycles>
    <meta:document-statistic meta:table-count="5" meta:cell-count="7128" meta:object-count="0"/>
    <meta:user-defined meta:name="qrichtext">1</meta:user-defined>
  </office:meta>
</office:document-meta>
</file>